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cm" fo:min-width="0cm" loext:decorative="false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0pt"/>
    </style:style>
    <style:style style:name="P4" style:family="paragraph">
      <loext:graphic-properties draw:fill="none" draw:fill-color="#ffffff"/>
      <style:text-properties fo:font-size="4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  <draw:polygon draw:style-name="gr2" draw:text-style-name="P1" draw:layer="layout" svg:width="10.999cm" svg:height="15.999cm" svg:x="6.5cm" svg:y="8.5cm" svg:viewBox="0 0 11000 16000" draw:points="0,16000 0,0 11000,0 11000,16000">
            <text:p/>
          </draw:polygon>
          <draw:line draw:style-name="gr3" draw:text-style-name="P2" draw:layer="layout" svg:x1="8.5cm" svg:y1="11.5cm" svg:x2="15.5cm" svg:y2="11.5cm">
            <text:p/>
          </draw:line>
          <draw:line draw:style-name="gr4" draw:text-style-name="P2" draw:layer="layout" svg:x1="8.5cm" svg:y1="11.5cm" svg:x2="15.5cm" svg:y2="11.5cm">
            <text:p/>
          </draw:line>
          <draw:line draw:style-name="gr4" draw:text-style-name="P2" draw:layer="layout" svg:x1="8.5cm" svg:y1="13.5cm" svg:x2="15.5cm" svg:y2="13.5cm">
            <text:p/>
          </draw:line>
          <draw:line draw:style-name="gr4" draw:text-style-name="P2" draw:layer="layout" svg:x1="8.5cm" svg:y1="15.5cm" svg:x2="15.5cm" svg:y2="15.5cm">
            <text:p/>
          </draw:line>
          <draw:line draw:style-name="gr4" draw:text-style-name="P2" draw:layer="layout" svg:x1="8.5cm" svg:y1="17.5cm" svg:x2="15.5cm" svg:y2="17.5cm">
            <text:p/>
          </draw:line>
          <draw:line draw:style-name="gr4" draw:text-style-name="P2" draw:layer="layout" svg:x1="8.5cm" svg:y1="19.5cm" svg:x2="15.5cm" svg:y2="19.5cm">
            <text:p/>
          </draw:line>
          <draw:line draw:style-name="gr4" draw:text-style-name="P2" draw:layer="layout" svg:x1="8.5cm" svg:y1="21.5cm" svg:x2="15.5cm" svg:y2="21.5cm">
            <text:p/>
          </draw:line>
          <draw:line draw:style-name="gr4" draw:text-style-name="P2" draw:layer="layout" svg:x1="8.5cm" svg:y1="15.5cm" svg:x2="15.5cm" svg:y2="15.5cm">
            <text:p/>
          </draw:line>
        </draw:g>
        <draw:g draw:style-name="gr1"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  <draw:polygon draw:style-name="gr2" draw:text-style-name="P1" draw:layer="layout" svg:width="10.999cm" svg:height="15.999cm" svg:x="5.75cm" svg:y="7.75cm" svg:viewBox="0 0 11000 16000" draw:points="0,16000 0,0 11000,0 11000,16000">
            <text:p/>
          </draw:polygon>
          <draw:line draw:style-name="gr3" draw:text-style-name="P2" draw:layer="layout" svg:x1="7.75cm" svg:y1="10.75cm" svg:x2="14.75cm" svg:y2="10.75cm">
            <text:p/>
          </draw:line>
          <draw:line draw:style-name="gr4" draw:text-style-name="P2" draw:layer="layout" svg:x1="7.75cm" svg:y1="10.75cm" svg:x2="14.75cm" svg:y2="10.75cm">
            <text:p/>
          </draw:line>
          <draw:line draw:style-name="gr4" draw:text-style-name="P2" draw:layer="layout" svg:x1="7.75cm" svg:y1="12.75cm" svg:x2="14.75cm" svg:y2="12.75cm">
            <text:p/>
          </draw:line>
          <draw:line draw:style-name="gr4" draw:text-style-name="P2" draw:layer="layout" svg:x1="7.75cm" svg:y1="14.75cm" svg:x2="14.75cm" svg:y2="14.75cm">
            <text:p/>
          </draw:line>
          <draw:line draw:style-name="gr4" draw:text-style-name="P2" draw:layer="layout" svg:x1="7.75cm" svg:y1="16.75cm" svg:x2="14.75cm" svg:y2="16.75cm">
            <text:p/>
          </draw:line>
          <draw:line draw:style-name="gr4" draw:text-style-name="P2" draw:layer="layout" svg:x1="7.75cm" svg:y1="18.75cm" svg:x2="14.75cm" svg:y2="18.75cm">
            <text:p/>
          </draw:line>
          <draw:line draw:style-name="gr4" draw:text-style-name="P2" draw:layer="layout" svg:x1="7.75cm" svg:y1="20.75cm" svg:x2="14.75cm" svg:y2="20.75cm">
            <text:p/>
          </draw:line>
          <draw:line draw:style-name="gr4" draw:text-style-name="P2" draw:layer="layout" svg:x1="7.75cm" svg:y1="14.75cm" svg:x2="14.75cm" svg:y2="14.75cm">
            <text:p/>
          </draw:line>
        </draw:g>
        <draw:g draw:style-name="gr1"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3" draw:text-style-name="P2" draw:layer="layout" svg:x1="7cm" svg:y1="10cm" svg:x2="14cm" svg:y2="10cm">
            <text:p/>
          </draw:line>
          <draw:line draw:style-name="gr4" draw:text-style-name="P2" draw:layer="layout" svg:x1="7cm" svg:y1="10cm" svg:x2="14cm" svg:y2="10cm">
            <text:p/>
          </draw:line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20cm" svg:x2="14cm" svg:y2="20cm">
            <text:p/>
          </draw:line>
          <draw:line draw:style-name="gr4" draw:text-style-name="P2" draw:layer="layout" svg:x1="7cm" svg:y1="14cm" svg:x2="14cm" svg:y2="14cm">
            <text:p/>
          </draw:line>
          <draw:polygon draw:style-name="gr2" draw:text-style-name="P1" draw:layer="layout" svg:width="10.999cm" svg:height="15.999cm" svg:x="5cm" svg:y="7cm" svg:viewBox="0 0 11000 16000" draw:points="0,16000 0,0 11000,0 11000,16000">
            <text:p/>
          </draw:polygon>
          <draw:line draw:style-name="gr4" draw:text-style-name="P2" draw:layer="layout" svg:x1="7cm" svg:y1="12cm" svg:x2="14cm" svg:y2="12cm">
            <text:p/>
          </draw:line>
          <draw:line draw:style-name="gr4" draw:text-style-name="P2" draw:layer="layout" svg:x1="7cm" svg:y1="14cm" svg:x2="14cm" svg:y2="14cm">
            <text:p/>
          </draw:line>
          <draw:line draw:style-name="gr4" draw:text-style-name="P2" draw:layer="layout" svg:x1="7cm" svg:y1="16cm" svg:x2="14cm" svg:y2="16cm">
            <text:p/>
          </draw:line>
          <draw:line draw:style-name="gr4" draw:text-style-name="P2" draw:layer="layout" svg:x1="7cm" svg:y1="18cm" svg:x2="14cm" svg:y2="18cm">
            <text:p/>
          </draw:line>
          <draw:line draw:style-name="gr4" draw:text-style-name="P2" draw:layer="layout" svg:x1="7cm" svg:y1="14cm" svg:x2="14cm" svg:y2="14cm">
            <text:p/>
          </draw:line>
          <draw:frame draw:style-name="gr5" draw:text-style-name="P4" draw:layer="layout" svg:width="0.972cm" svg:height="1.826cm" svg:x="6.45cm" svg:y="9.024cm">
            <draw:text-box>
              <text:p text:style-name="P3"><text:span text:style-name="T1">{</text:span></text:p>
            </draw:text-box>
          </draw:frame>
          <draw:frame draw:style-name="gr5" draw:text-style-name="P4" draw:layer="layout" svg:width="0.972cm" svg:height="1.826cm" svg:x="6.5cm" svg:y="18.924cm">
            <draw:text-box>
              <text:p text:style-name="P3"><text:span text:style-name="T1">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6T13:53:33.156000000</meta:creation-date>
    <dc:date>2025-10-16T14:04:53.877000000</dc:date>
    <meta:editing-duration>PT53S</meta:editing-duration>
    <meta:editing-cycles>1</meta:editing-cycles>
    <meta:document-statistic meta:object-count="56"/>
    <meta:generator>LibreOffice/24.2.4.2$Windows_X86_64 LibreOffice_project/51a6219feb6075d9a4c46691dcfe0cd9c4fff3c2</meta:generator>
  </office:meta>
</office:document-meta>
</file>